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paragraph-properties fo:line-height="112%" fo:margin-left="0.5562in" fo:text-indent="-0.5368in">
        <style:tab-stops/>
      </style:paragraph-properties>
    </style:style>
    <style:style style:name="T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e" style:family="paragraph">
      <style:paragraph-properties fo:line-height="107%" fo:margin-left="1.027in" fo:margin-right="0.627in" fo:text-indent="-0.9527in">
        <style:tab-stops/>
      </style:paragraph-properties>
    </style:style>
    <style:style style:name="T5" style:parent-style-name="Car.predefinitoparagrafo" style:family="text">
      <style:text-properties style:font-name="Palatino Linotype" fo:font-style="italic" style:font-style-asian="italic" style:text-scale="105%"/>
    </style:style>
    <style:style style:name="T6" style:parent-style-name="Car.predefinitoparagrafo" style:family="text">
      <style:text-properties style:font-name="Cambria" style:text-scale="105%"/>
    </style:style>
    <style:style style:name="P7" style:parent-style-name="Normale" style:family="paragraph">
      <style:paragraph-properties fo:text-align="center"/>
    </style:style>
    <style:style style:name="P8" style:parent-style-name="Normale" style:family="paragraph">
      <style:paragraph-properties fo:line-height="112%" fo:margin-left="0.5562in" fo:text-indent="-0.5368in">
        <style:tab-stops/>
      </style:paragraph-properties>
    </style:style>
    <style:style style:name="T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0" style:parent-style-name="Normale" style:family="paragraph">
      <style:paragraph-properties fo:line-height="107%" fo:margin-left="1.027in" fo:margin-right="0.627in" fo:text-indent="-0.9527in">
        <style:tab-stops/>
      </style:paragraph-properties>
    </style:style>
    <style:style style:name="T11" style:parent-style-name="Car.predefinitoparagrafo" style:family="text">
      <style:text-properties style:font-name="Palatino Linotype" fo:font-style="italic" style:font-style-asian="italic" style:text-scale="105%"/>
    </style:style>
    <style:style style:name="T12" style:parent-style-name="Car.predefinitoparagrafo" style:family="text">
      <style:text-properties style:font-name="Cambria" style:text-scale="105%"/>
    </style:style>
    <style:style style:name="T13" style:parent-style-name="Car.predefinitoparagrafo" style:family="text">
      <style:text-properties style:font-name="Cambria" style:text-scale="105%"/>
    </style:style>
    <style:style style:name="P14" style:parent-style-name="Normale" style:family="paragraph">
      <style:paragraph-properties fo:text-align="center"/>
    </style:style>
    <style:style style:name="P15" style:parent-style-name="Normale" style:family="paragraph">
      <style:paragraph-properties fo:line-height="107%" fo:margin-left="1.027in" fo:margin-right="0.627in" fo:text-indent="-0.9527in">
        <style:tab-stops/>
      </style:paragraph-properties>
    </style:style>
    <style:style style:name="T16" style:parent-style-name="Car.predefinitoparagrafo" style:family="text">
      <style:text-properties style:font-name="Palatino Linotype" fo:font-style="italic" style:font-style-asian="italic" style:text-scale="105%"/>
    </style:style>
    <style:style style:name="T17" style:parent-style-name="Car.predefinitoparagrafo" style:family="text">
      <style:text-properties style:font-name="Cambria" style:text-scale="105%"/>
    </style:style>
    <style:style style:name="T18" style:parent-style-name="Car.predefinitoparagrafo" style:family="text">
      <style:text-properties style:font-name="Cambria" style:text-scale="105%"/>
    </style:style>
    <style:style style:name="P19" style:parent-style-name="Normale" style:family="paragraph">
      <style:paragraph-properties fo:line-height="112%" fo:margin-left="0.5562in" fo:text-indent="-0.5368in">
        <style:tab-stops/>
      </style:paragraph-properties>
    </style:style>
    <style:style style:name="T2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" style:parent-style-name="Normale" style:family="paragraph">
      <style:paragraph-properties fo:text-align="center"/>
    </style:style>
    <style:style style:name="P22" style:parent-style-name="Normale" style:family="paragraph">
      <style:paragraph-properties fo:line-height="112%" fo:margin-left="0.5562in" fo:text-indent="-0.5368in">
        <style:tab-stops/>
      </style:paragraph-properties>
    </style:style>
    <style:style style:name="T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4" style:parent-style-name="Normale" style:family="paragraph">
      <style:paragraph-properties fo:line-height="107%" fo:margin-left="1.027in" fo:margin-right="0.627in" fo:text-indent="-0.9527in">
        <style:tab-stops/>
      </style:paragraph-properties>
    </style:style>
    <style:style style:name="T25" style:parent-style-name="Car.predefinitoparagrafo" style:family="text">
      <style:text-properties style:font-name="Palatino Linotype" fo:font-style="italic" style:font-style-asian="italic" style:text-scale="105%"/>
    </style:style>
    <style:style style:name="T26" style:parent-style-name="Car.predefinitoparagrafo" style:family="text">
      <style:text-properties style:font-name="Cambria" style:text-scale="105%"/>
    </style:style>
    <style:style style:name="T27" style:parent-style-name="Car.predefinitoparagrafo" style:family="text">
      <style:text-properties style:font-name="Cambria" style:text-scale="105%"/>
    </style:style>
    <style:style style:name="P28" style:parent-style-name="Normale" style:family="paragraph">
      <style:paragraph-properties fo:text-align="center"/>
    </style:style>
    <style:style style:name="P29" style:parent-style-name="Normale" style:family="paragraph">
      <style:paragraph-properties fo:line-height="112%" fo:margin-left="0.5562in" fo:text-indent="-0.5368in">
        <style:tab-stops/>
      </style:paragraph-properties>
    </style:style>
    <style:style style:name="T3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31" style:parent-style-name="Normale" style:family="paragraph">
      <style:paragraph-properties fo:text-align="center"/>
    </style:style>
    <style:style style:name="P32" style:parent-style-name="Normale" style:family="paragraph">
      <style:paragraph-properties fo:line-height="107%" fo:margin-left="1.027in" fo:margin-right="0.627in" fo:text-indent="-0.9527in">
        <style:tab-stops/>
      </style:paragraph-properties>
    </style:style>
    <style:style style:name="T33" style:parent-style-name="Car.predefinitoparagrafo" style:family="text">
      <style:text-properties style:font-name="Palatino Linotype" fo:font-style="italic" style:font-style-asian="italic" style:text-scale="105%"/>
    </style:style>
    <style:style style:name="T34" style:parent-style-name="Car.predefinitoparagrafo" style:family="text">
      <style:text-properties style:font-name="Cambria" style:text-scale="105%"/>
    </style:style>
    <style:style style:name="T35" style:parent-style-name="Car.predefinitoparagrafo" style:family="text">
      <style:text-properties style:font-name="Cambria" style:text-scale="105%"/>
    </style:style>
    <style:style style:name="T36" style:parent-style-name="Car.predefinitoparagrafo" style:family="text">
      <style:text-properties style:font-name="Cambria" style:text-scale="105%"/>
    </style:style>
    <style:style style:name="P37" style:parent-style-name="Normale" style:family="paragraph">
      <style:paragraph-properties fo:line-height="112%" fo:margin-left="0.5562in" fo:text-indent="-0.5368in">
        <style:tab-stops/>
      </style:paragraph-properties>
    </style:style>
    <style:style style:name="T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39" style:parent-style-name="Normale" style:family="paragraph">
      <style:paragraph-properties fo:line-height="107%" fo:margin-left="1.027in" fo:margin-right="0.627in" fo:text-indent="-0.9527in">
        <style:tab-stops/>
      </style:paragraph-properties>
    </style:style>
    <style:style style:name="T40" style:parent-style-name="Car.predefinitoparagrafo" style:family="text">
      <style:text-properties style:font-name="Palatino Linotype" fo:font-style="italic" style:font-style-asian="italic" style:text-scale="105%"/>
    </style:style>
    <style:style style:name="T41" style:parent-style-name="Car.predefinitoparagrafo" style:family="text">
      <style:text-properties style:font-name="Cambria" style:text-scale="105%"/>
    </style:style>
    <style:style style:name="T42" style:parent-style-name="Car.predefinitoparagrafo" style:family="text">
      <style:text-properties style:font-name="Cambria" style:text-scale="105%"/>
    </style:style>
    <style:style style:name="T43" style:parent-style-name="Car.predefinitoparagrafo" style:family="text">
      <style:text-properties style:font-name="Cambria" style:text-scale="105%"/>
    </style:style>
    <style:style style:name="T44" style:parent-style-name="Car.predefinitoparagrafo" style:family="text">
      <style:text-properties style:font-name="Cambria" style:text-scale="105%"/>
    </style:style>
    <style:style style:name="P45" style:parent-style-name="Normale" style:family="paragraph">
      <style:paragraph-properties fo:text-align="center">
        <style:tab-stops>
          <style:tab-stop style:type="left" style:position="0.8166in"/>
        </style:tab-stops>
      </style:paragraph-properties>
    </style:style>
    <style:style style:name="P46" style:parent-style-name="Normale" style:family="paragraph">
      <style:paragraph-properties fo:line-height="112%" fo:margin-left="0.5562in" fo:text-indent="-0.5368in">
        <style:tab-stops/>
      </style:paragraph-properties>
    </style:style>
    <style:style style:name="P47" style:parent-style-name="Normale" style:family="paragraph">
      <style:paragraph-properties fo:line-height="107%" fo:margin-left="1.027in" fo:margin-right="0.627in" fo:text-indent="-0.9527in">
        <style:tab-stops/>
      </style:paragraph-properties>
    </style:style>
    <style:style style:name="T48" style:parent-style-name="Car.predefinitoparagrafo" style:family="text">
      <style:text-properties style:font-name="Palatino Linotype" fo:font-style="italic" style:font-style-asian="italic" style:text-scale="105%"/>
    </style:style>
    <style:style style:name="T49" style:parent-style-name="Car.predefinitoparagrafo" style:family="text">
      <style:text-properties style:font-name="Cambria" style:text-scale="105%"/>
    </style:style>
    <style:style style:name="T50" style:parent-style-name="Car.predefinitoparagrafo" style:family="text">
      <style:text-properties style:font-name="Cambria" style:text-scale="105%"/>
    </style:style>
    <style:style style:name="T51" style:parent-style-name="Car.predefinitoparagrafo" style:family="text">
      <style:text-properties style:font-name="Cambria" style:text-scale="105%"/>
    </style:style>
    <style:style style:name="P52" style:parent-style-name="Normale" style:family="paragraph">
      <style:paragraph-properties fo:text-align="center"/>
    </style:style>
    <style:style style:name="P53" style:parent-style-name="Normale" style:family="paragraph">
      <style:paragraph-properties fo:line-height="112%" fo:margin-left="0.5562in" fo:text-indent="-0.5368in">
        <style:tab-stops/>
      </style:paragraph-properties>
    </style:style>
    <style:style style:name="P54" style:parent-style-name="Normale" style:family="paragraph">
      <style:paragraph-properties fo:text-indent="0.4916in"/>
    </style:style>
    <style:style style:name="P55" style:parent-style-name="Normale" style:family="paragraph">
      <style:paragraph-properties fo:line-height="107%" fo:margin-left="1.027in" fo:margin-right="0.627in" fo:text-indent="-0.9527in">
        <style:tab-stops/>
      </style:paragraph-properties>
    </style:style>
    <style:style style:name="T56" style:parent-style-name="Car.predefinitoparagrafo" style:family="text">
      <style:text-properties style:font-name="Palatino Linotype" fo:font-style="italic" style:font-style-asian="italic" style:text-scale="105%"/>
    </style:style>
    <style:style style:name="T57" style:parent-style-name="Car.predefinitoparagrafo" style:family="text">
      <style:text-properties style:font-name="Cambria" style:text-scale="105%"/>
    </style:style>
    <style:style style:name="T58" style:parent-style-name="Car.predefinitoparagrafo" style:family="text">
      <style:text-properties style:font-name="Cambria" style:text-scale="105%"/>
    </style:style>
    <style:style style:name="T59" style:parent-style-name="Car.predefinitoparagrafo" style:family="text">
      <style:text-properties style:font-name="Cambria" style:text-scale="105%"/>
    </style:style>
    <style:style style:name="P60" style:parent-style-name="Normale" style:family="paragraph">
      <style:paragraph-properties fo:text-align="center">
        <style:tab-stops>
          <style:tab-stop style:type="left" style:position="0.6458in"/>
        </style:tab-stops>
      </style:paragraph-properties>
    </style:style>
    <style:style style:family="graphic" style:name="a20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wrap-option="wrap" fo:border="0.01042in 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53015466"/><text:bookmark-start text:name="_Hlk153015667"/><draw:frame draw:z-index="251659264" draw:id="id0" draw:style-name="a0" draw:name="Textbox 63" text:anchor-type="paragraph" svg:x="1.275in" svg:y="0.32847in" svg:width="5.66667in" svg:height="0.40556in" style:rel-width="scale" style:rel-height="scale"><draw:text-box><text:p text:style-name="P2">Utente (<text:span text:style-name="T3">Username</text:span>,email,password)</text:p></draw:text-box><svg:title/><svg:desc/></draw:frame><draw:frame draw:z-index="251661312" draw:id="id1" draw:style-name="a1" draw:name="Textbox 64" text:anchor-type="paragraph" svg:x="1.275in" svg:y="0.89514in" svg:width="5.66667in" svg:height="0.64167in" style:rel-width="scale" style:rel-height="scale"><draw:text-box><text:p text:style-name="P4"><text:span text:style-name="T5">Chiavi esterne</text:span><text:span text:style-name="T6">:<text:s/></text:span></text:p></draw:text-box><svg:title/><svg:desc/></draw:frame></text:p>
      <text:p text:style-name="P7"><draw:frame draw:z-index="251663360" draw:id="id2" draw:style-name="a2" draw:name="Textbox 63" text:anchor-type="paragraph" svg:x="1.25833in" svg:y="1.575in" svg:width="5.68264in" svg:height="0.40556in" style:rel-width="scale" style:rel-height="scale"><draw:text-box><text:p text:style-name="P8">Gruppo (<text:span text:style-name="T9">IdGruppo</text:span><text:s/>,nome,tag,data_creazione,FK usernameCreatore)</text:p></draw:text-box><svg:title/><svg:desc/></draw:frame><draw:frame draw:z-index="251665408" draw:id="id3" draw:style-name="a3" draw:name="Textbox 64" text:anchor-type="paragraph" svg:x="1.25833in" svg:y="2.08333in" svg:width="5.68264in" svg:height="0.64167in" style:rel-width="scale" style:rel-height="scale"><draw:text-box><text:p text:style-name="P10"><text:span text:style-name="T11">Chiavi esterne</text:span><text:span text:style-name="T12">: FK<text:s/></text:span>usernameCreatore<text:span text:style-name="T13"><text:s/>↪ Utente.username <text:s text:c="4"/></text:span></text:p></draw:text-box><svg:title/><svg:desc/></draw:frame><draw:frame draw:style-name="a4" draw:name="Immagine 1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P14"><draw:frame draw:z-index="251668480" draw:id="id4" draw:style-name="a5" draw:name="Textbox 64" text:anchor-type="paragraph" svg:x="1.25833in" svg:y="2.16319in" svg:width="5.68264in" svg:height="0.64167in" style:rel-width="scale" style:rel-height="scale"><draw:text-box><text:p text:style-name="P15"><text:span text:style-name="T16">Chiavi esterne</text:span><text:span text:style-name="T17">: FK_</text:span><text:s/>Username<text:span text:style-name="T18"><text:s/>↪Utente.username <text:s text:c="51"/>FK IdGruppo ↪ Gruppo.IDgruppo</text:span></text:p></draw:text-box><svg:title/><svg:desc/></draw:frame><draw:frame draw:z-index="251667456" draw:id="id5" draw:style-name="a6" draw:name="Textbox 63" text:anchor-type="paragraph" svg:x="1.275in" svg:y="1.61319in" svg:width="5.66667in" svg:height="0.40556in" style:rel-width="scale" style:rel-height="scale"><draw:text-box><text:p text:style-name="P19">Richiesta (<text:span text:style-name="T20">IdRichiesta</text:span>,data_richiesta,ora_richiesta,testo,esito,FK Username,FK Username)</text:p></draw:text-box><svg:title/><svg:desc/></draw:frame><draw:frame draw:style-name="a7" draw:name="Immagine 2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P21"><draw:frame draw:z-index="251672576" draw:id="id6" draw:style-name="a8" draw:name="Textbox 63" text:anchor-type="paragraph" svg:x="1.275in" svg:y="1.6625in" svg:width="5.66667in" svg:height="0.40556in" style:rel-width="scale" style:rel-height="scale"><draw:text-box><text:p text:style-name="P22">Post (<text:span text:style-name="T23">IdPost</text:span>,foto,testo,data_pubblicazione,ora_pubblicazione, FK IdGruppo, FK Username)</text:p></draw:text-box><svg:title/><svg:desc/></draw:frame><draw:frame draw:style-name="a9" draw:name="Immagine 3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Normale"><draw:frame draw:z-index="251673600" draw:id="id7" draw:style-name="a10" draw:name="Textbox 64" text:anchor-type="paragraph" svg:x="1.28333in" svg:y="0.62917in" svg:width="5.65764in" svg:height="0.64167in" style:rel-width="scale" style:rel-height="scale"><draw:text-box><text:p text:style-name="P24"><text:span text:style-name="T25">Chiavi esterne</text:span><text:span text:style-name="T26">: FK IdGruppo ↪ Gruppo.IDgruppo <text:s text:c="43"/>FK<text:s/></text:span>Username<text:span text:style-name="T27"><text:s/>↪ Utente.username<text:s/></text:span></text:p></draw:text-box><svg:title/><svg:desc/></draw:frame></text:p>
      <text:p text:style-name="P28"><text:bookmark-start text:name="_Hlk153015687"/><text:bookmark-end text:name="_Hlk153015667"/><draw:frame draw:z-index="251669504" draw:id="id8" draw:style-name="a11" draw:name="Textbox 63" text:anchor-type="paragraph" svg:x="1.28333in" svg:y="0.87361in" svg:width="5.65764in" svg:height="0.40556in" style:rel-width="scale" style:rel-height="scale"><draw:text-box><text:p text:style-name="P29">Notifica(<text:span text:style-name="T30">idNotifica</text:span>,data,ora, FK Username,PK IdPost)</text:p></draw:text-box><svg:title/><svg:desc/></draw:frame><draw:frame draw:style-name="a12" draw:name="Immagine 656667972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P31"><draw:frame draw:z-index="251675648" draw:id="id9" draw:style-name="a13" draw:name="Textbox 64" text:anchor-type="paragraph" svg:x="1.275in" svg:y="2.15417in" svg:width="5.71389in" svg:height="0.64167in" style:rel-width="scale" style:rel-height="scale"><draw:text-box><text:p text:style-name="P32"><text:span text:style-name="T33">Chiavi esterne</text:span><text:span text:style-name="T34">: FK</text:span><text:s/>Username<text:span text:style-name="T35"><text:s/>↪ Utente.username <text:s text:c="45"/>FK<text:s/></text:span>IdPost<text:span text:style-name="T36"><text:s/>↪ Post.IdPost<text:s/></text:span></text:p></draw:text-box><svg:title/><svg:desc/></draw:frame><draw:frame draw:z-index="251674624" draw:id="id10" draw:style-name="a14" draw:name="Textbox 63" text:anchor-type="paragraph" svg:x="1.275in" svg:y="1.55417in" svg:width="5.66667in" svg:height="0.40556in" style:rel-width="scale" style:rel-height="scale"><draw:text-box><text:p text:style-name="P37">Interazione(<text:span text:style-name="T38">IdInterazione</text:span>,data,ora,testo,tipo_interazione, FK Username,PK IdPost)</text:p></draw:text-box><svg:title/><svg:desc/></draw:frame><draw:frame draw:z-index="251670528" draw:id="id11" draw:style-name="a15" draw:name="Textbox 64" text:anchor-type="paragraph" svg:x="1.28333in" svg:y="0.62917in" svg:width="5.65764in" svg:height="0.64167in" style:rel-width="scale" style:rel-height="scale"><draw:text-box><text:p text:style-name="P39"><text:span text:style-name="T40">Chiavi esterne</text:span><text:span text:style-name="T41">: FK</text:span><text:s/>Username<text:span text:style-name="T42"><text:s/>↪ Utente.username<text:s/></text:span><text:span text:style-name="T43"><text:s text:c="44"/>FK<text:s/></text:span>IdPost<text:span text:style-name="T44"><text:s/>↪ Post.IdPost<text:s/></text:span></text:p></draw:text-box><svg:title/><svg:desc/></draw:frame></text:p>
      <text:p text:style-name="P45"><text:bookmark-end text:name="_Hlk153015687"/><draw:frame draw:style-name="a16" draw:name="Immagine 486066469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Normale"/>
      <text:p text:style-name="Normale"><text:bookmark-start text:name="_Hlk153016050"/><text:soft-page-break/><draw:frame draw:z-index="251677696" draw:id="id12" draw:style-name="a17" draw:name="Textbox 63" text:anchor-type="paragraph" svg:x="1.32431in" svg:y="0.25in" svg:width="5.66667in" svg:height="0.40556in" style:rel-width="scale" style:rel-height="scale"><draw:text-box><text:p text:style-name="P46">Crea(FK Username,PK IdGruppo)</text:p></draw:text-box><svg:title/><svg:desc/></draw:frame><draw:frame draw:z-index="251679744" draw:id="id13" draw:style-name="a18" draw:name="Textbox 64" text:anchor-type="paragraph" svg:x="1.27708in" svg:y="0.83264in" svg:width="5.71389in" svg:height="0.64167in" style:rel-width="scale" style:rel-height="scale"><draw:text-box><text:p text:style-name="P47"><text:span text:style-name="T48">Chiavi esterne</text:span><text:span text:style-name="T49">: FK</text:span><text:s/>Username<text:span text:style-name="T50"><text:s/>↪ Utente.username <text:s text:c="45"/>FK<text:s/></text:span>IdGruppo<text:span text:style-name="T51"><text:s/>↪ Gruppo.IdGruppo</text:span></text:p></draw:text-box><svg:title/><svg:desc/></draw:frame></text:p>
      <text:p text:style-name="P52"><text:bookmark-start text:name="_Hlk153016072"/><text:bookmark-end text:name="_Hlk153016050"/><draw:frame draw:z-index="251681792" draw:id="id14" draw:style-name="a19" draw:name="Textbox 63" text:anchor-type="paragraph" svg:x="1.32431in" svg:y="1.51944in" svg:width="5.66667in" svg:height="0.40556in" style:rel-width="scale" style:rel-height="scale"><draw:text-box><text:p text:style-name="P53">Amministra(FK Username,PK IdGruppo)</text:p></draw:text-box><svg:title/><svg:desc/></draw:frame></text:p>
      <text:p text:style-name="P54"><draw:frame draw:z-index="251683840" draw:id="id15" draw:style-name="a20" draw:name="Textbox 64" text:anchor-type="paragraph" svg:x="1.31875in" svg:y="0.62292in" svg:width="5.71389in" svg:height="0.64167in" style:rel-width="scale" style:rel-height="scale"><draw:text-box><text:p text:style-name="P55"><text:span text:style-name="T56">Chiavi esterne</text:span><text:span text:style-name="T57">: FK</text:span><text:s/>Username<text:span text:style-name="T58"><text:s/>↪ Utente.username <text:s text:c="45"/>FK<text:s/></text:span>IdGruppo<text:span text:style-name="T59"><text:s/>↪ Gruppo.IdGruppo</text:span></text:p></draw:text-box><svg:title/><svg:desc/></draw:frame></text:p>
      <text:p text:style-name="P60"><text:bookmark-end text:name="_Hlk153016072"/></text:p>
      <text:p text:style-name="Normale"><text:bookmark-end text:name="_Hlk15301546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IGI BOVE</meta:initial-creator>
    <dc:creator>Vincenzo De Rosa</dc:creator>
    <meta:creation-date>2023-12-09T07:52:00Z</meta:creation-date>
    <dc:date>2023-12-09T11:12:00Z</dc:date>
    <meta:template xlink:href="Normal" xlink:type="simple"/>
    <meta:editing-cycles>3</meta:editing-cycles>
    <meta:editing-duration>PT120S</meta:editing-duration>
    <meta:document-statistic meta:page-count="2" meta:paragraph-count="1" meta:word-count="5" meta:character-count="34" meta:row-count="1" meta:non-whitespace-character-count="30"/>
  </office:meta>
</office:document-meta>
</file>